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C0000002C4975F95071BC7080.png" manifest:media-type="image/png"/>
  <manifest:file-entry manifest:full-path="Pictures/100000010000002C0000002C42EFDFC3D799D84E.png" manifest:media-type="image/png"/>
  <manifest:file-entry manifest:full-path="Pictures/100000010000002C0000002C019B6952A2D38485.png" manifest:media-type="image/png"/>
  <manifest:file-entry manifest:full-path="Pictures/100000010000002C0000002C6A2DB6C28A7E4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729in" fo:margin-left="0in" fo:margin-top="0in" fo:margin-bottom="0in" table:align="left" style:writing-mode="lr-tb"/>
    </style:style>
    <style:style style:name="Table1.A" style:family="table-column">
      <style:table-column-properties style:column-width="4.8771in"/>
    </style:style>
    <style:style style:name="Table1.B" style:family="table-column">
      <style:table-column-properties style:column-width="2.3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0.5pt solid #ffffff"/>
    </style:style>
    <style:style style:name="P1" style:family="paragraph" style:parent-style-name="Rezi_5f_Contact">
      <style:paragraph-properties fo:margin-top="0in" fo:margin-bottom="0in" style:contextual-spacing="false" fo:line-height="100%" fo:text-align="center" style:justify-single-word="false"/>
      <style:text-properties officeooo:paragraph-rsid="00311c35"/>
    </style:style>
    <style:style style:name="P2" style:family="paragraph" style:parent-style-name="Rezi_5f_Heading">
      <style:paragraph-properties fo:margin-top="0.0835in" fo:margin-bottom="0.0346in" style:contextual-spacing="false" fo:line-height="150%"/>
      <style:text-properties style:use-window-font-color="true" loext:opacity="0%" style:font-name="DejaVu Serif" fo:font-size="13pt" style:font-size-asian="13pt" style:font-size-complex="13pt"/>
    </style:style>
    <style:style style:name="P3" style:family="paragraph" style:parent-style-name="Rezi_5f_Heading">
      <style:paragraph-properties fo:margin-top="0.0835in" fo:margin-bottom="0.0346in" style:contextual-spacing="false" fo:line-height="115%"/>
      <style:text-properties style:use-window-font-color="true" loext:opacity="0%" style:font-name="DejaVu Serif" fo:font-size="13pt" style:font-size-asian="13pt" style:font-size-complex="13pt"/>
    </style:style>
    <style:style style:name="P4" style:family="paragraph" style:parent-style-name="Rezi_5f_Position">
      <loext:graphic-properties draw:fill-gradient-name="gradient" draw:fill-hatch-name="hatch"/>
      <style:paragraph-properties fo:line-height="115%">
        <style:tab-stops>
          <style:tab-stop style:position="7.1937in" style:type="right"/>
        </style:tab-stops>
      </style:paragraph-properties>
      <style:text-properties style:use-window-font-color="true" loext:opacity="0%" style:font-name="DejaVu Serif" fo:font-size="10pt" style:font-size-asian="10pt" style:font-size-complex="10pt"/>
    </style:style>
    <style:style style:name="P5" style:family="paragraph" style:parent-style-name="Rezi_5f_Position">
      <style:paragraph-properties fo:margin-top="0in" fo:margin-bottom="0.0252in" style:contextual-spacing="false" fo:line-height="115%" fo:text-align="justify" style:justify-single-word="false">
        <style:tab-stops>
          <style:tab-stop style:position="7.2535in" style:type="right"/>
        </style:tab-stops>
      </style:paragraph-properties>
      <style:text-properties style:use-window-font-color="true" loext:opacity="0%" style:font-name="DejaVu Serif" fo:font-size="10pt" officeooo:paragraph-rsid="00311c35" style:font-size-asian="10pt" style:font-size-complex="10pt"/>
    </style:style>
    <style:style style:name="P6" style:family="paragraph" style:parent-style-name="Rezi_5f_Position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7.2138in" style:type="right"/>
        </style:tab-stops>
      </style:paragraph-properties>
      <style:text-properties style:use-window-font-color="true" loext:opacity="0%" style:font-name="DejaVu Serif" fo:font-size="10pt" officeooo:paragraph-rsid="0019f798" style:font-size-asian="10pt" style:font-size-complex="10pt"/>
    </style:style>
    <style:style style:name="P7" style:family="paragraph" style:parent-style-name="Rezi_5f_Position">
      <style:paragraph-properties fo:margin-top="0in" fo:margin-bottom="0in" style:contextual-spacing="false" fo:line-height="115%" fo:text-align="justify" style:justify-single-word="false">
        <style:tab-stops>
          <style:tab-stop style:position="6.8752in"/>
          <style:tab-stop style:position="7.1217in" style:type="right"/>
        </style:tab-stops>
      </style:paragraph-properties>
      <style:text-properties style:use-window-font-color="true" loext:opacity="0%" style:font-name="DejaVu Serif" fo:font-size="10pt" fo:font-weight="bold" officeooo:rsid="0029444c" officeooo:paragraph-rsid="00311c35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15%" fo:text-align="justify" style:justify-single-word="false">
        <style:tab-stops>
          <style:tab-stop style:position="7.2535in" style:type="right"/>
        </style:tab-stops>
      </style:paragraph-properties>
      <style:text-properties style:use-window-font-color="true" loext:opacity="0%" style:font-name="DejaVu Serif" fo:font-size="10pt" fo:font-weight="bold" officeooo:rsid="002e39a1" officeooo:paragraph-rsid="0032274d" style:font-size-asian="10pt" style:font-weight-asian="bold" style:font-size-complex="10pt" style:font-weight-complex="bold"/>
    </style:style>
    <style:style style:name="P9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1f94f1" style:font-size-asian="11pt" style:font-size-complex="11pt"/>
    </style:style>
    <style:style style:name="P11" style:family="paragraph" style:parent-style-name="Rezi_5f_Position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07182" style:font-size-asian="11pt" style:font-weight-asian="normal" style:font-size-complex="11pt" style:font-weight-complex="normal"/>
    </style:style>
    <style:style style:name="P12" style:family="paragraph" style:parent-style-name="Rezi_5f_Position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11c35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paragraph-rsid="0032d19d" style:font-size-asian="11pt" style:font-size-complex="11pt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paragraph-rsid="00311c35" style:font-size-asian="11pt" style:font-size-complex="11pt"/>
    </style:style>
    <style:style style:name="P15" style:family="paragraph" style:parent-style-name="Rezi_5f_Position">
      <style:paragraph-properties fo:margin-top="0in" fo:margin-bottom="0.0252in" style:contextual-spacing="false" fo:line-height="115%" fo:text-align="start" style:justify-single-word="false"/>
      <style:text-properties style:use-window-font-color="true" loext:opacity="0%" style:font-name="DejaVu Serif" fo:font-size="11pt" fo:font-weight="bold" style:font-size-asian="11pt" style:font-weight-asian="bold" style:font-size-complex="11pt" style:font-weight-complex="bold"/>
    </style:style>
    <style:style style:name="P16" style:family="paragraph" style:parent-style-name="Rezi_5f_Position">
      <style:paragraph-properties fo:margin-top="0in" fo:margin-bottom="0.0252in" style:contextual-spacing="false" fo:line-height="115%" fo:text-align="start" style:justify-single-word="false" fo:orphans="0" fo:widows="0"/>
      <style:text-properties style:use-window-font-color="true" loext:opacity="0%" style:font-name="DejaVu Serif" fo:font-size="11pt" fo:font-weight="bold" officeooo:paragraph-rsid="0019f798" style:font-size-asian="11pt" style:font-weight-asian="bold" style:font-size-complex="11pt" style:font-weight-complex="bold"/>
    </style:style>
    <style:style style:name="P17" style:family="paragraph" style:parent-style-name="Rezi_5f_Position">
      <style:paragraph-properties fo:margin-top="0in" fo:margin-bottom="0.0252in" style:contextual-spacing="false" fo:line-height="115%" fo:text-align="start" style:justify-single-word="false" fo:orphans="0" fo:widows="0"/>
      <style:text-properties style:use-window-font-color="true" loext:opacity="0%" style:font-name="DejaVu Serif" fo:font-size="11pt" fo:font-weight="bold" officeooo:rsid="001c4630" officeooo:paragraph-rsid="001c4630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15%"/>
      <style:text-properties style:use-window-font-color="true" loext:opacity="0%" style:font-name="DejaVu Serif" fo:font-size="11pt" fo:font-style="italic" style:text-underline-style="solid" style:text-underline-width="auto" style:text-underline-color="font-color" fo:font-weight="normal" officeooo:paragraph-rsid="001f94f1" style:font-size-asian="11pt" style:font-style-asian="italic" style:font-size-complex="11pt" style:font-style-complex="italic"/>
    </style:style>
    <style:style style:name="P19" style:family="paragraph" style:parent-style-name="Rezi_5f_Position">
      <style:paragraph-properties fo:margin-top="0.0398in" fo:margin-bottom="0.0646in" style:contextual-spacing="false" fo:line-height="150%" fo:text-align="start" style:justify-single-word="false">
        <style:tab-stops>
          <style:tab-stop style:position="7.2201in" style:type="right"/>
        </style:tab-stops>
      </style:paragraph-properties>
      <style:text-properties style:use-window-font-color="true" loext:opacity="0%" style:font-name="DejaVu Serif" fo:font-size="10.5pt" fo:font-weight="normal" officeooo:paragraph-rsid="001ea0e7" style:font-size-asian="10.5pt" style:font-weight-asian="normal" style:font-size-complex="10.5pt" style:font-weight-complex="normal"/>
    </style:style>
    <style:style style:name="P20" style:family="paragraph" style:parent-style-name="Rezi_5f_Name">
      <style:paragraph-properties fo:margin-top="0.0335in" fo:margin-bottom="0.0335in" style:contextual-spacing="false" fo:line-height="150%" fo:text-align="center" style:justify-single-word="false"/>
      <style:text-properties fo:color="#080090" loext:opacity="100%" style:font-name="DejaVu Serif" fo:font-size="16pt" style:font-size-asian="16pt" style:font-size-complex="16pt"/>
    </style:style>
    <style:style style:name="P21" style:family="paragraph" style:parent-style-name="Rezi_5f_Position">
      <loext:graphic-properties draw:fill-gradient-name="gradient" draw:fill-hatch-name="hatch"/>
      <style:paragraph-properties fo:line-height="115%" fo:text-align="start" style:justify-single-word="false">
        <style:tab-stops>
          <style:tab-stop style:position="7.2138in" style:type="right"/>
        </style:tab-stops>
      </style:paragraph-properties>
      <style:text-properties fo:color="#000000" loext:opacity="100%" style:font-name="DejaVu Serif" fo:font-size="11pt" fo:font-weight="normal" officeooo:rsid="00332ee4" officeooo:paragraph-rsid="00332ee4" style:font-size-asian="11pt" style:font-weight-asian="normal" style:font-size-complex="11pt" style:font-weight-complex="normal"/>
    </style:style>
    <style:style style:name="P22" style:family="paragraph" style:parent-style-name="Rezi_5f_Name">
      <style:paragraph-properties fo:margin-top="0.0335in" fo:margin-bottom="0.0335in" style:contextual-spacing="false" fo:line-height="100%" fo:text-align="center" style:justify-single-word="false"/>
      <style:text-properties style:use-window-font-color="true" loext:opacity="0%" style:font-name="DejaVu Serif" fo:font-size="13pt" officeooo:rsid="004ee97d" officeooo:paragraph-rsid="004ee97d" style:font-size-asian="13pt" style:font-size-complex="13pt"/>
    </style:style>
    <style:style style:name="P23" style:family="paragraph" style:parent-style-name="Rezi_5f_Position" style:list-style-name="L3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officeooo:paragraph-rsid="00307182" style:font-size-asian="11pt" style:font-size-complex="11pt"/>
    </style:style>
    <style:style style:name="P24" style:family="paragraph" style:parent-style-name="Rezi_5f_Position" style:list-style-name="L1">
      <loext:graphic-properties draw:fill="none"/>
      <style:paragraph-properties fo:margin-left="0.3118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/>
      <style:text-properties style:use-window-font-color="true" loext:opacity="0%" style:font-name="DejaVu Serif" fo:font-size="11pt" officeooo:paragraph-rsid="0019f798" style:font-size-asian="11pt" style:font-size-complex="11pt" fo:hyphenate="false" fo:hyphenation-remain-char-count="2" fo:hyphenation-push-char-count="2" loext:hyphenation-no-caps="false"/>
    </style:style>
    <style:style style:name="P25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officeooo:paragraph-rsid="001debfe" style:font-size-asian="11pt" style:font-size-complex="11pt" fo:hyphenate="false" fo:hyphenation-remain-char-count="2" fo:hyphenation-push-char-count="2" loext:hyphenation-no-caps="false"/>
    </style:style>
    <style:style style:name="P26" style:family="paragraph" style:parent-style-name="Rezi_5f_Position" style:list-style-name="L3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DejaVu Serif" fo:font-size="11pt" fo:font-weight="normal" officeooo:rsid="0029444c" officeooo:paragraph-rsid="00307182" style:font-size-asian="11pt" style:font-weight-asian="normal" style:font-size-complex="11pt" style:font-weight-complex="normal"/>
    </style:style>
    <style:style style:name="P27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rsid="0027eb88" officeooo:paragraph-rsid="0027eb88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8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paragraph-rsid="001c4630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29" style:family="paragraph" style:parent-style-name="Rezi_5f_Position" style:list-style-name="L2">
      <loext:graphic-properties draw:fill="none"/>
      <style:paragraph-properties fo:margin-left="0in" fo:margin-right="0in" fo:margin-top="0in" fo:margin-bottom="0.0252in" style:contextual-spacing="false" fo:line-height="115%" fo:text-align="start" style:justify-single-word="false" fo:orphans="0" fo:widows="0" fo:hyphenation-ladder-count="no-limit" fo:text-indent="0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paragraph-rsid="0032d19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30" style:family="paragraph" style:parent-style-name="Rezi_5f_Position" style:list-style-name="L2">
      <loext:graphic-properties draw:fill="none"/>
      <style:paragraph-properties fo:margin-left="0.25in" fo:margin-right="0in" fo:margin-top="0in" fo:margin-bottom="0.0252in" style:contextual-spacing="false" fo:line-height="115%" fo:text-align="start" style:justify-single-word="false" fo:orphans="0" fo:widows="0" fo:hyphenation-ladder-count="no-limit" fo:text-indent="-0.25in" style:auto-text-indent="false" fo:background-color="transparent" style:punctuation-wrap="simple" style:writing-mode="lr-tb">
        <style:tab-stops/>
      </style:paragraph-properties>
      <style:text-properties style:use-window-font-color="true" loext:opacity="0%" style:font-name="DejaVu Serif" fo:font-size="11pt" fo:font-weight="normal" officeooo:rsid="001debfe" officeooo:paragraph-rsid="0032d19d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31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311c35" style:font-size-asian="11pt" style:font-size-complex="11pt"/>
    </style:style>
    <style:style style:name="P32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officeooo:paragraph-rsid="0032274d" style:font-size-asian="11pt" style:font-size-complex="11pt"/>
    </style:style>
    <style:style style:name="P33" style:family="paragraph" style:parent-style-name="Text_20_body" style:list-style-name="L4">
      <style:paragraph-properties fo:margin-top="0in" fo:margin-bottom="0in" style:contextual-spacing="false" fo:line-height="115%"/>
      <style:text-properties style:use-window-font-color="true" loext:opacity="0%" style:font-name="DejaVu Serif" fo:font-size="11pt" fo:font-weight="normal" officeooo:rsid="0032274d" officeooo:paragraph-rsid="0032274d" style:font-size-asian="11pt" style:font-size-complex="11pt"/>
    </style:style>
    <style:style style:name="P34" style:family="paragraph" style:parent-style-name="Text_20_body" style:list-style-name="L5">
      <style:paragraph-properties fo:margin-top="0in" fo:margin-bottom="0.0575in" style:contextual-spacing="false" fo:line-height="100%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ebfe" style:font-weight-asian="normal" style:font-weight-complex="normal"/>
    </style:style>
    <style:style style:name="T4" style:family="text">
      <style:text-properties fo:font-weight="normal" officeooo:rsid="00307182" style:font-weight-asian="normal" style:font-weight-complex="normal"/>
    </style:style>
    <style:style style:name="T5" style:family="text">
      <style:text-properties fo:font-weight="normal" officeooo:rsid="0029444c" style:font-weight-asian="normal" style:font-weight-complex="normal"/>
    </style:style>
    <style:style style:name="T6" style:family="text">
      <style:text-properties fo:font-weight="normal" officeooo:rsid="0032d19d" style:font-weight-asian="normal" style:font-weight-complex="normal"/>
    </style:style>
    <style:style style:name="T7" style:family="text">
      <style:text-properties fo:font-weight="normal" officeooo:rsid="0044fcc4" style:font-weight-asian="normal" style:font-weight-complex="normal"/>
    </style:style>
    <style:style style:name="T8" style:family="text">
      <style:text-properties fo:font-weight="normal" officeooo:rsid="00455140" style:font-weight-asian="normal" style:font-weight-complex="normal"/>
    </style:style>
    <style:style style:name="T9" style:family="text">
      <style:text-properties fo:font-weight="normal" officeooo:rsid="00311c35"/>
    </style:style>
    <style:style style:name="T10" style:family="text">
      <style:text-properties fo:font-weight="normal" officeooo:rsid="0032274d"/>
    </style:style>
    <style:style style:name="T11" style:family="text">
      <style:text-properties officeooo:rsid="001ea0e7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19f798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455140" style:font-style-asian="italic" style:font-weight-asian="normal" style:font-style-complex="italic" style:font-weight-complex="normal"/>
    </style:style>
    <style:style style:name="T16" style:family="text">
      <style:text-properties officeooo:rsid="0028bed0"/>
    </style:style>
    <style:style style:name="T17" style:family="text">
      <style:text-properties officeooo:rsid="002bf7b8"/>
    </style:style>
    <style:style style:name="T18" style:family="text">
      <style:text-properties officeooo:rsid="00311c3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d4c11" style:font-weight-asian="bold" style:font-weight-complex="bold"/>
    </style:style>
    <style:style style:name="T21" style:family="text">
      <style:text-properties fo:font-weight="bold" officeooo:rsid="001c4630" style:font-weight-asian="bold" style:font-weight-complex="bold"/>
    </style:style>
    <style:style style:name="T22" style:family="text">
      <style:text-properties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307182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19f798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2bf7b8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2d4c11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4b466f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2d4c11" style:font-size-asian="11pt" style:font-weight-asian="bold" style:font-size-complex="11pt" style:font-weight-complex="bold"/>
    </style:style>
    <style:style style:name="T29" style:family="text">
      <style:text-properties fo:font-size="11pt" fo:font-weight="normal" officeooo:rsid="00311c35" style:font-size-asian="11pt" style:font-weight-asian="bold" style:font-size-complex="11pt" style:font-weight-complex="bold"/>
    </style:style>
    <style:style style:name="T30" style:family="text">
      <style:text-properties fo:font-size="11pt" fo:font-weight="normal" officeooo:rsid="0032274d" style:font-size-asian="11pt" style:font-weight-asian="bold" style:font-size-complex="11pt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1c4630" style:font-size-asian="12pt" style:font-size-complex="12pt"/>
    </style:style>
    <style:style style:name="T33" style:family="text">
      <style:text-properties fo:font-size="12pt" fo:language="en" fo:country="US" fo:font-weight="bold" style:letter-kerning="false" style:font-name-asian="MS Mincho" style:font-size-asian="12pt" style:language-asian="en" style:country-asian="US" style:font-weight-asian="bold" style:font-name-complex="Cambria1" style:font-size-complex="12pt" style:language-complex="ar" style:country-complex="SA"/>
    </style:style>
    <style:style style:name="T34" style:family="text">
      <style:text-properties style:use-window-font-color="true" loext:opacity="0%" style:font-name="DejaVu Serif" fo:font-size="10pt" fo:font-style="italic" style:font-size-asian="10pt" style:font-style-asian="italic" style:font-size-complex="10pt" style:font-style-complex="italic"/>
    </style:style>
    <style:style style:name="T35" style:family="text">
      <style:text-properties style:use-window-font-color="true" loext:opacity="0%" style:font-name="DejaVu Serif" fo:font-size="10pt" fo:font-style="italic" officeooo:rsid="001c4630" style:font-size-asian="10pt" style:font-style-asian="italic" style:font-size-complex="10pt" style:font-style-complex="italic"/>
    </style:style>
    <style:style style:name="T36" style:family="text">
      <style:text-properties officeooo:rsid="0032d19d"/>
    </style:style>
    <style:style style:name="T37" style:family="text">
      <style:text-properties officeooo:rsid="0033017f"/>
    </style:style>
    <style:style style:name="T38" style:family="text">
      <style:text-properties officeooo:rsid="00332ee4"/>
    </style:style>
    <style:style style:name="T39" style:family="text">
      <style:text-properties officeooo:rsid="00356695"/>
    </style:style>
    <style:style style:name="T40" style:family="text">
      <style:text-properties fo:color="#3465a4" loext:opacity="100%" style:font-name="DejaVu Serif" fo:font-size="10pt" fo:font-style="italic" officeooo:rsid="0034a3f7" style:font-size-asian="10pt" style:font-style-asian="italic" style:font-size-complex="10pt" style:font-style-complex="italic"/>
    </style:style>
    <style:style style:name="T41" style:family="text">
      <style:text-properties fo:color="#3465a4" loext:opacity="100%" style:font-name="DejaVu Serif" fo:font-size="10pt" fo:font-style="italic" style:text-underline-style="none" officeooo:rsid="00332ee4" style:font-size-asian="10pt" style:font-style-asian="italic" style:font-size-complex="10pt" style:font-style-complex="italic"/>
    </style:style>
    <style:style style:name="T42" style:family="text">
      <style:text-properties fo:color="#3465a4" loext:opacity="100%" style:font-name="DejaVu Serif" fo:font-style="italic" officeooo:rsid="0034a3f7" style:font-style-asian="italic" style:font-style-complex="italic"/>
    </style:style>
    <style:style style:name="T43" style:family="text">
      <style:text-properties fo:color="#3465a4" loext:opacity="100%" style:font-name="DejaVu Serif" fo:font-style="italic" officeooo:rsid="004ee97d" style:font-style-asian="italic" style:font-style-complex="italic"/>
    </style:style>
    <style:style style:name="T44" style:family="text">
      <style:text-properties style:font-name="DejaVu Serif" fo:font-style="italic" style:font-style-asian="italic" style:font-style-complex="italic"/>
    </style:style>
    <style:style style:name="T45" style:family="text">
      <style:text-properties style:font-name="DejaVu Serif" fo:font-style="italic" officeooo:rsid="004ee97d" style:font-style-asian="italic" style:font-style-complex="italic"/>
    </style:style>
    <style:style style:name="T46" style:family="text">
      <style:text-properties style:font-name="DejaVu Serif" fo:font-size="11pt" style:font-size-asian="11pt" style:font-size-complex="11pt"/>
    </style:style>
    <style:style style:name="T47" style:family="text">
      <style:text-properties style:font-name="DejaVu Serif" fo:font-size="11pt" officeooo:rsid="00497adc" style:font-size-asian="11pt" style:font-size-complex="11pt"/>
    </style:style>
    <style:style style:name="T48" style:family="text">
      <style:text-properties style:font-name="DejaVu Serif" fo:font-size="11pt" officeooo:rsid="00485163" style:font-size-asian="11pt" style:font-size-complex="11pt"/>
    </style:style>
    <style:style style:name="T49" style:family="text">
      <style:text-properties style:font-name="DejaVu Serif" fo:font-size="11pt" fo:language="en" fo:country="US" style:letter-kerning="false" style:font-name-asian="Noto Sans Mono CJK KR" style:font-size-asian="11pt" style:language-asian="en" style:country-asian="US" style:font-name-complex="Liberation Mono" style:font-size-complex="11pt" style:language-complex="ar" style:country-complex="SA"/>
    </style:style>
    <style:style style:name="T50" style:family="text">
      <style:text-properties officeooo:rsid="003bafbb"/>
    </style:style>
    <style:style style:name="T51" style:family="text">
      <style:text-properties officeooo:rsid="0042a2be"/>
    </style:style>
    <style:style style:name="T52" style:family="text">
      <style:text-properties fo:color="#080090" loext:opacity="100%" fo:font-size="12pt" style:font-size-asian="12pt" style:font-size-complex="12pt"/>
    </style:style>
    <style:style style:name="T53" style:family="text">
      <style:text-properties fo:color="#080090" loext:opacity="100%" fo:font-size="12pt" officeooo:rsid="002bf7b8" style:font-size-asian="12pt" style:font-size-complex="12pt"/>
    </style:style>
    <style:style style:name="T54" style:family="text">
      <style:text-properties fo:color="#080090" loext:opacity="100%" fo:font-size="12pt" officeooo:rsid="00480610" style:font-size-asian="12pt" style:font-size-complex="12pt"/>
    </style:style>
    <style:style style:name="T55" style:family="text">
      <style:text-properties fo:color="#080090" loext:opacity="100%" fo:font-size="12pt" fo:font-weight="bold" style:font-size-asian="12pt" style:font-weight-asian="bold" style:font-size-complex="12pt" style:font-weight-complex="bold"/>
    </style:style>
    <style:style style:name="T56" style:family="text">
      <style:text-properties fo:color="#080090" loext:opacity="100%" fo:font-size="12pt" fo:font-weight="bold" officeooo:rsid="0019f798" style:font-size-asian="12pt" style:font-weight-asian="bold" style:font-size-complex="12pt" style:font-weight-complex="bold"/>
    </style:style>
    <style:style style:name="T57" style:family="text">
      <style:text-properties fo:color="#080090" loext:opacity="100%" fo:font-size="12pt" fo:font-weight="bold" officeooo:rsid="002bf7b8" style:font-size-asian="12pt" style:font-weight-asian="bold" style:font-size-complex="12pt" style:font-weight-complex="bold"/>
    </style:style>
    <style:style style:name="T58" style:family="text">
      <style:text-properties fo:color="#080090" loext:opacity="100%" fo:font-size="12pt" fo:font-weight="bold" officeooo:rsid="002d4c11" style:font-size-asian="12pt" style:font-weight-asian="bold" style:font-size-complex="12pt" style:font-weight-complex="bold"/>
    </style:style>
    <style:style style:name="T59" style:family="text">
      <style:text-properties fo:color="#080090" loext:opacity="100%" fo:font-size="12pt" fo:language="en" fo:country="US" officeooo:rsid="00480610" style:letter-kerning="false" style:font-name-asian="MS Mincho" style:font-size-asian="12pt" style:language-asian="en" style:country-asian="US" style:font-name-complex="Times New Roman" style:font-size-complex="12pt" style:language-complex="ar" style:country-complex="SA"/>
    </style:style>
    <style:style style:name="T60" style:family="text">
      <style:text-properties fo:color="#080090" loext:opacity="100%" fo:font-size="12pt" fo:language="en" fo:country="US" officeooo:rsid="00485163" style:letter-kerning="false" style:font-name-asian="MS Mincho" style:font-size-asian="12pt" style:language-asian="en" style:country-asian="US" style:font-name-complex="Times New Roman" style:font-size-complex="12pt" style:language-complex="ar" style:country-complex="SA"/>
    </style:style>
    <style:style style:name="T61" style:family="text">
      <style:text-properties fo:color="#080090" loext:opacity="100%" fo:font-weight="bold" officeooo:rsid="002d4c11" style:font-weight-asian="bold" style:font-weight-complex="bold"/>
    </style:style>
    <style:style style:name="T62" style:family="text">
      <style:text-properties fo:color="#080090" loext:opacity="100%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VIET NGUYEN</text:p>
      <text:p text:style-name="P22">Stage L3 / Alternance en <text:span text:style-name="T37">Dev</text:span> App<text:span text:style-name="T37">s/</text:span><text:span text:style-name="T38">Mobile</text:span> &amp; Web</text:p>
      <text:p text:style-name="P1"><text:span text:style-name="T34"><draw:frame draw:style-name="fr1" draw:name="Image1" text:anchor-type="as-char" svg:width="0.1146in" svg:height="0.1146in" draw:z-index="0"><draw:image xlink:href="Pictures/100000010000002C0000002C6A2DB6C28A7E41DD.png" xlink:type="simple" xlink:show="embed" xlink:actuate="onLoad" draw:mime-type="image/png"/></draw:frame></text:span><text:span text:style-name="T34"><text:s/>nva281101@gmail.com <text:s/></text:span><text:span text:style-name="T34"><draw:frame draw:style-name="fr1" draw:name="Image2" text:anchor-type="as-char" svg:width="0.1146in" svg:height="0.1146in" draw:z-index="1"><draw:image xlink:href="Pictures/100000010000002C0000002C019B6952A2D38485.png" xlink:type="simple" xlink:show="embed" xlink:actuate="onLoad" draw:mime-type="image/png"/></draw:frame></text:span><text:span text:style-name="T34"><text:s/></text:span><text:span text:style-name="T35">0</text:span><text:span text:style-name="T34">7 71 24 12 43 <text:s text:c="2"/></text:span><text:span text:style-name="T34"><draw:frame draw:style-name="fr1" draw:name="Image3" text:anchor-type="as-char" svg:width="0.1146in" svg:height="0.1146in" draw:z-index="2"><draw:image xlink:href="Pictures/100000010000002C0000002C42EFDFC3D799D84E.png" xlink:type="simple" xlink:show="embed" xlink:actuate="onLoad" draw:mime-type="image/png"/></draw:frame></text:span><text:span text:style-name="T34"><text:s/></text:span><text:a xlink:type="simple" xlink:href="https://www.linkedin.com/in/viet-nguyen-99a171258/" office:target-frame-name="_blank" xlink:show="new" text:style-name="Internet_20_link" text:visited-style-name="Visited_20_Internet_20_Link"><text:span text:style-name="T40">Linkedin</text:span></text:a><text:span text:style-name="T34"> <text:s text:c="2"/></text:span><text:span text:style-name="T44"><draw:frame draw:style-name="fr1" draw:name="Image4" text:anchor-type="as-char" svg:width="0.1146in" svg:height="0.1146in" draw:z-index="3"><draw:image xlink:href="Pictures/100000010000002C0000002C4975F95071BC7080.png" xlink:type="simple" xlink:show="embed" xlink:actuate="onLoad" draw:mime-type="image/png"/></draw:frame></text:span><text:span text:style-name="T45">Github: </text:span><text:a xlink:type="simple" xlink:href="https://github.com/Viet281101" office:target-frame-name="_blank" xlink:show="new" text:style-name="Internet_20_link" text:visited-style-name="Visited_20_Internet_20_Link"><text:span text:style-name="T43">Viet281101</text:span></text:a></text:p>
      <text:p text:style-name="P2">FORMATION</text:p>
      <text:p text:style-name="P4"><text:span text:style-name="T31">Licence Informatique, Université Paris 8</text:span> <text:tab/><text:span text:style-name="T23">depuis </text:span><text:span text:style-name="T22">202</text:span><text:span text:style-name="T24">1</text:span></text:p>
      <text:p text:style-name="P21">Intro d’IA, <text:span text:style-name="T39">Prog d’Interfaces, </text:span><text:span text:style-name="T50">POO, Concept &amp; Pro</text:span><text:span text:style-name="T51">g</text:span><text:span text:style-name="T50"> Jeux vidéo, Dev web &amp; base données</text:span></text:p>
      <text:p text:style-name="P6"><text:span text:style-name="T31">DU </text:span><text:span text:style-name="T33">Français Langue Étrangère, </text:span><text:span text:style-name="T31">CIREFE, Université Rennes </text:span><text:span text:style-name="T32">2</text:span><text:tab/><text:span text:style-name="T24">2020</text:span></text:p>
      <text:p text:style-name="P2">PROJETS D’ÉTUDES</text:p>
      <text:p text:style-name="P7"><text:span text:style-name="T52">Music Player </text:span><text:span text:style-name="T53">(L3)</text:span><text:span text:style-name="T17"> </text:span><text:span text:style-name="T22">sur Android en Kotlin, </text:span><text:span text:style-name="T23">4</text:span><text:span text:style-name="T22"> écrans :</text:span><text:span text:style-name="T25"> <text:s/><text:tab/></text:span><text:span text:style-name="T26">2023</text:span><text:span text:style-name="T22"> </text:span></text:p>
      <text:list xml:id="list3357314241" text:style-name="L3">
        <text:list-item>
          <text:p text:style-name="P23"><text:span text:style-name="T4">Homepage</text:span><text:span text:style-name="T5"> : liste des chansons</text:span></text:p>
        </text:list-item>
        <text:list-item>
          <text:p text:style-name="P23"><text:span text:style-name="T6">Downloader</text:span><text:span text:style-name="T5"> : téléchargement de</text:span><text:span text:style-name="T4">s</text:span><text:span text:style-name="T5"> fichiers (mp3, wav, ogg,..)</text:span></text:p>
        </text:list-item>
        <text:list-item>
          <text:p text:style-name="P26">Playlists : personnalisation des listes</text:p>
        </text:list-item>
        <text:list-item>
          <text:p text:style-name="P26">Music Player </text:p>
        </text:list-item>
      </text:list>
      <text:p text:style-name="P11"/>
      <text:p text:style-name="P12"><text:span text:style-name="T12">Fonctionnalités clés</text:span> : </text:p>
      <text:p text:style-name="P12"><text:span text:style-name="T18">play</text:span>/pause, boucle, volume, navigation , affichage des informations et barre de progression. </text:p>
      <text:p text:style-name="P15"/>
      <text:p text:style-name="P5"><text:span text:style-name="T55">Chat Sécuri</text:span><text:span text:style-name="T56">s</text:span><text:span text:style-name="T55">é </text:span><text:span text:style-name="T57">(L2</text:span><text:span text:style-name="T58">)</text:span><text:span text:style-name="T61">:</text:span><text:span text:style-name="T20"> </text:span><text:span text:style-name="T30">M</text:span><text:span text:style-name="T28">essagerie instantanée, en Python, </text:span><text:span text:style-name="T29">UI </text:span><text:span text:style-name="T28">via tkinter</text:span><text:span text:style-name="T26"><text:tab/>2022</text:span></text:p>
      <text:p text:style-name="P13"><text:span text:style-name="T12">Architecture</text:span> : modèle client-serveur, communication <text:span text:style-name="T36">via</text:span> les sockets TCP/IP</text:p>
      <text:p text:style-name="P14"/>
      <text:p text:style-name="P18">Fonctionnalités Clés :</text:p>
      <text:list xml:id="list440354242" text:style-name="L4">
        <text:list-item>
          <text:p text:style-name="P31"><text:span text:style-name="T1">Transfert/Réception de Messages : </text:span><text:span text:style-name="T10">E</text:span><text:span text:style-name="T1">change de messages en temps réel entre deux interfaces, stockage de messages sur le serveur.</text:span> </text:p>
        </text:list-item>
        <text:list-item>
          <text:p text:style-name="P33">Sécuration:</text:p>
          <text:list>
            <text:list-item>
              <text:p text:style-name="P31"><text:span text:style-name="T1">Cryptage des Messages : </text:span><text:span text:style-name="T9">via</text:span><text:span text:style-name="T1"> AES et RSA</text:span></text:p>
            </text:list-item>
            <text:list-item>
              <text:p text:style-name="P32"><text:span text:style-name="T1">Cryptage de la Connexion : </text:span><text:span text:style-name="T9">via</text:span><text:span text:style-name="T1"> protocole SSL/TLS </text:span><text:span text:style-name="T10">sur</text:span><text:span text:style-name="T1"> la connexion client-serveur, renforçant la sécurité contre les écoutes clandestines et les attaques de réseau.</text:span> </text:p>
            </text:list-item>
          </text:list>
        </text:list-item>
      </text:list>
      <text:p text:style-name="P10"/>
      <text:p text:style-name="P8"><text:span text:style-name="T59">Dév</text:span><text:span text:style-name="T60">eloppement Open Source</text:span><text:span text:style-name="T52"> (L</text:span><text:span text:style-name="T54">3</text:span><text:span text:style-name="T52">)</text:span><text:span text:style-name="T62">:</text:span><text:span text:style-name="T22"> <text:s/>Contribuer sur Github<text:tab/>202</text:span><text:span text:style-name="T27">3</text:span></text:p>
      <text:list xml:id="list1682707820" text:style-name="L5">
        <text:list-item>
          <text:p text:style-name="P34"><text:span text:style-name="Source_20_Text"><text:span text:style-name="T46">Optimisation outil </text:span></text:span><text:span text:style-name="Source_20_Text"><text:span text:style-name="T49">web</text:span></text:span><text:span text:style-name="Source_20_Text"><text:span text:style-name="T46"> dessin pixel 32x32, algorithme Bresenham.</text:span></text:span></text:p>
        </text:list-item>
        <text:list-item>
          <text:p text:style-name="P34"><text:span text:style-name="Source_20_Text"><text:span text:style-name="T47">Ajout f</text:span></text:span><text:span text:style-name="Source_20_Text"><text:span text:style-name="T46">onction récupération couleurs Hex, outil </text:span></text:span><text:span text:style-name="Source_20_Text"><text:span text:style-name="T48">web </text:span></text:span><text:span text:style-name="Source_20_Text"><text:span text:style-name="T46">dessin.</text:span></text:span></text:p>
        </text:list-item>
        <text:list-item>
          <text:p text:style-name="P34"><text:span text:style-name="Source_20_Text"><text:span text:style-name="T46">Corrections syntaxe, bibliothèques </text:span></text:span><text:span text:style-name="Source_20_Text"><text:span text:style-name="T48">JavaScript:</text:span></text:span><text:span text:style-name="Source_20_Text"><text:span text:style-name="T46"> joystick, raycasting, </text:span></text:span><text:span text:style-name="Source_20_Text"><text:span text:style-name="T48">leaflet</text:span></text:span><text:span text:style-name="Source_20_Text"><text:span text:style-name="T46">, </text:span></text:span><text:span text:style-name="Source_20_Text"><text:span text:style-name="T48">etc.</text:span></text:span></text:p>
        </text:list-item>
      </text:list>
      <text:p text:style-name="P9"/>
      <text:p text:style-name="P3">COMPÉTENC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rogrammation:</text:p>
            <text:list xml:id="list761948061" text:style-name="L1">
              <text:list-item>
                <text:p text:style-name="P24"><text:span text:style-name="T13">Front-</text:span><text:span text:style-name="T14">e</text:span><text:span text:style-name="T13">nd</text:span><text:span text:style-name="T2">: Html, CSS, JavaScript</text:span></text:p>
              </text:list-item>
              <text:list-item>
                <text:p text:style-name="P24"><text:span text:style-name="T13">Back-</text:span><text:span text:style-name="T14">e</text:span><text:span text:style-name="T13">nd</text:span><text:span text:style-name="T2">: C/C++, Python, J</text:span><text:span text:style-name="T7">SON</text:span><text:span text:style-name="T2">, SQL</text:span></text:p>
              </text:list-item>
              <text:list-item>
                <text:p text:style-name="P24"><text:span text:style-name="T13">Mobile</text:span><text:span text:style-name="T2">: Kotlin, Java</text:span></text:p>
              </text:list-item>
              <text:list-item>
                <text:p text:style-name="P24"><text:span text:style-name="T13">Game Engine</text:span><text:span text:style-name="T2">: Godot, Unity, Pygame, JS Canvas, ThreeJS</text:span></text:p>
              </text:list-item>
              <text:list-item>
                <text:p text:style-name="P24"><text:span text:style-name="T13">Graphics/</text:span><text:span text:style-name="T15">GUI</text:span><text:span text:style-name="T2">: OpenGL, </text:span><text:span text:style-name="T8">GLUT</text:span><text:span text:style-name="T2">, GL4Du, SDL, </text:span><text:span text:style-name="T8">OpenCV</text:span></text:p>
              </text:list-item>
              <text:list-item>
                <text:p text:style-name="P24"><text:span text:style-name="T14">Autres</text:span><text:span text:style-name="T2">: Git, Batch, PowerShell, Ocaml, MISP</text:span></text:p>
              </text:list-item>
            </text:list>
          </table:table-cell>
          <table:table-cell table:style-name="Table1.A1" office:value-type="string">
            <text:p text:style-name="P17">Tranversales:</text:p>
            <text:list xml:id="list630520107" text:style-name="L2">
              <text:list-item>
                <text:p text:style-name="P25"><text:span text:style-name="T3">G</text:span><text:span text:style-name="T2">estion </text:span><text:span text:style-name="T3">de projet (Agile)</text:span></text:p>
              </text:list-item>
              <text:list-item>
                <text:p text:style-name="P27">Adaptabilité</text:p>
              </text:list-item>
              <text:list-item>
                <text:p text:style-name="P28">Travail en équipe</text:p>
              </text:list-item>
              <text:list-item>
                <text:p text:style-name="P30">Apprentissage continue</text:p>
                <text:p text:style-name="P29"><text:span text:style-name="T19">Langu</text:span><text:span text:style-name="T21">es</text:span><text:span text:style-name="T19"> : </text:span></text:p>
                <text:p text:style-name="P29">Anglais, Vietnamien</text:p>
              </text:list-item>
            </text:list>
          </table:table-cell>
        </table:table-row>
      </table:table>
      <text:p text:style-name="P2">CENTRES D'INTÉRÊT</text:p>
      <text:p text:style-name="P19"><text:span text:style-name="T11">J</text:span>eux vidéos, <text:span text:style-name="T36">D</text:span><text:span text:style-name="T16">é</text:span><text:span text:style-name="T11">veloppement </text:span><text:span text:style-name="T36">P</text:span><text:span text:style-name="T11">ersonel<text:tab/>Sports: Randonnée, jogging, échec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1" style:font-size-asian="10pt" style:language-asian="ko" style:country-asian="K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fr" fo:country="FR" style:letter-kerning="false" style:font-name-asian="Calibri1" style:font-size-asian="10pt" style:language-asian="ko" style:country-asian="K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MS Mincho" style:font-family-asian="'MS Mincho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e_20_couleur_20_-_20_Accent_20_11" style:display-name="Liste couleur - Accent 11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zi_5f_Name" style:display-name="Rezi_Name" style:family="paragraph" style:parent-style-name="Standard">
      <style:paragraph-properties fo:text-align="center" style:justify-single-word="false"/>
      <style:text-properties fo:color="#2e3d50" loext:opacity="100%" style:font-name="Garamond" fo:font-family="Garamond" style:font-family-generic="roman" style:font-pitch="variable" fo:font-size="20pt" fo:font-weight="bold" style:font-size-asian="20pt" style:font-weight-asian="bold" style:font-size-complex="20pt"/>
    </style:style>
    <style:style style:name="Rezi_5f_Bullet" style:display-name="Rezi_Bullet" style:family="paragraph" style:parent-style-name="Standard">
      <style:paragraph-properties fo:margin-top="0in" fo:margin-bottom="0.1043in" style:contextual-spacing="true"/>
      <style:text-properties fo:color="#2e3d50" loext:opacity="100%" style:font-name="Garamond" fo:font-family="Garamond" style:font-family-generic="roman" style:font-pitch="variable" fo:font-size="9.5pt" style:font-size-asian="9.5pt" style:font-name-complex="Cambria1" style:font-family-complex="Cambria" style:font-family-generic-complex="system" style:font-pitch-complex="variable" style:font-size-complex="9.5pt"/>
    </style:style>
    <style:style style:name="Rezi_5f_Position" style:display-name="Rezi_Position" style:family="paragraph" style:parent-style-name="Standard">
      <style:paragraph-properties fo:text-align="justify" style:justify-single-word="false"/>
      <style:text-properties fo:color="#2e3d50" loext:opacity="100%" style:font-name="Garamond" fo:font-family="Garamond" style:font-family-generic="roman" style:font-pitch="variable" fo:font-size="10pt" fo:font-weight="bold" style:font-size-asian="10pt" style:font-weight-asian="bold" style:font-name-complex="Cambria1" style:font-family-complex="Cambria" style:font-family-generic-complex="system" style:font-pitch-complex="variable" style:font-size-complex="10pt"/>
    </style:style>
    <style:style style:name="Rezi_5f_Experience_5f_Infos" style:display-name="Rezi_Experience_Infos" style:family="paragraph" style:parent-style-name="Standard">
      <style:paragraph-properties fo:text-align="justify" style:justify-single-word="false">
        <style:tab-stops>
          <style:tab-stop style:position="7.2917in" style:type="right"/>
          <style:tab-stop style:position="7.5in" style:type="right"/>
        </style:tab-stops>
      </style:paragraph-properties>
      <style:text-properties fo:color="#2e3d50" loext:opacity="100%" style:font-name="Garamond" fo:font-family="Garamond" style:font-family-generic="roman" style:font-pitch="variable" fo:font-size="9.5pt" fo:font-weight="bold" style:font-size-asian="9.5pt" style:font-weight-asian="bold" style:font-name-complex="Cambria1" style:font-family-complex="Cambria" style:font-family-generic-complex="system" style:font-pitch-complex="variable" style:font-size-complex="9.5pt"/>
    </style:style>
    <style:style style:name="Rezi_5f_Contact" style:display-name="Rezi_Contact" style:family="paragraph" style:parent-style-name="Standard">
      <style:paragraph-properties fo:text-align="center" style:justify-single-word="false"/>
      <style:text-properties style:font-name="Garamond" fo:font-family="Garamond" style:font-family-generic="roman" style:font-pitch="variable" fo:font-size="10pt" style:font-size-asian="10pt" style:font-size-complex="10pt"/>
    </style:style>
    <style:style style:name="Rezi_5f_Heading" style:display-name="Rezi_Heading" style:family="paragraph" style:parent-style-name="Standard">
      <style:paragraph-properties fo:margin-top="0.0835in" fo:margin-bottom="0in" style:contextual-spacing="false" fo:text-align="justify" style:justify-single-word="false" fo:padding-left="0in" fo:padding-right="0in" fo:padding-top="0.0835in" fo:padding-bottom="0.0138in" fo:border-left="none" fo:border-right="none" fo:border-top="0.99pt solid #eaebed" fo:border-bottom="1.5pt solid #2e3d50"/>
      <style:text-properties fo:color="#2e3d50" loext:opacity="100%"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Rezi_5f_Infos" style:display-name="Rezi_Infos" style:family="paragraph" style:parent-style-name="Rezi_5f_Experience_5f_Infos">
      <style:text-properties fo:font-weight="normal" style:font-weight-asian="norma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" style:font-family-asian="'Noto Serif CJK KR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KR" style:font-family-asian="'Noto Serif CJK KR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En-tête_20_Car" style:display-name="En-tête Car" style:family="text" loext:linked-style-name="Header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loext:linked-style-name="Footer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3598in" fo:margin-left="0.3402in" fo:margin-right="0.340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08:19</meta:creation-date>
    <meta:initial-creator>Un-named</meta:initial-creator>
    <dc:language>en-US</dc:language>
    <dc:date>2024-02-26T11:15:06.525286730</dc:date>
    <meta:editing-cycles>81</meta:editing-cycles>
    <meta:editing-duration>P1DT2H35M57S</meta:editing-duration>
    <meta:generator>LibreOffice/7.3.7.2$Linux_X86_64 LibreOffice_project/30$Build-2</meta:generator>
    <meta:document-statistic meta:table-count="1" meta:image-count="4" meta:object-count="0" meta:page-count="1" meta:paragraph-count="43" meta:word-count="289" meta:character-count="1923" meta:non-whitespace-character-count="1681"/>
    <meta:user-defined meta:name="AppVersion">15.0000</meta:user-defined>
  </office:meta>
</office:document-meta>
</file>